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libri, sans-serif" svg:font-family="'Calibri, sans-serif'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/>
    <style:font-face style:name="Times New Roman" svg:font-family="'Times New Roman'"/>
    <style:font-face style:name="Ubuntu" svg:font-family="Ubuntu"/>
    <style:font-face style:name="Ubuntu1" svg:font-family="Ubuntu" style:font-pitch="variable"/>
  </office:font-face-decls>
  <office:automatic-styles>
    <style:style style:name="Кесте1" style:family="table">
      <style:table-properties style:width="27.901cm" table:align="margins"/>
    </style:style>
    <style:style style:name="Кесте1.A" style:family="table-column">
      <style:table-column-properties style:column-width="27.901cm" style:rel-column-width="15818*"/>
    </style:style>
    <style:style style:name="Кесте1.A1" style:family="table-cell">
      <style:table-cell-properties fo:padding="0.097cm" fo:border="none"/>
    </style:style>
    <style:style style:name="Кесте1.A10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line-height="115%" fo:text-align="start" style:justify-single-word="false"/>
      <style:text-properties officeooo:paragraph-rsid="00648d1f"/>
    </style:style>
    <style:style style:name="P2" style:family="paragraph" style:parent-style-name="Heading_20_5">
      <style:paragraph-properties fo:line-height="100%" fo:text-align="start" style:justify-single-word="false"/>
      <style:text-properties fo:color="#111111" loext:opacity="100%" style:font-name="Ubuntu1" fo:font-size="14pt" fo:font-weight="normal" officeooo:rsid="00af7cda" officeooo:paragraph-rsid="00af7cda" style:font-size-asian="14pt" style:font-weight-asian="normal" style:font-size-complex="14pt" style:font-weight-complex="normal"/>
    </style:style>
    <style:style style:name="P3" style:family="paragraph" style:parent-style-name="Heading_20_5">
      <style:paragraph-properties fo:line-height="100%" fo:text-align="start" style:justify-single-word="false"/>
      <style:text-properties fo:color="#666666" loext:opacity="100%" style:font-name="Ubuntu1" fo:font-size="14pt" fo:font-weight="normal" officeooo:rsid="007e03ba" officeooo:paragraph-rsid="007e03b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fo:font-weight="normal" officeooo:paragraph-rsid="00648d1f" fo:background-color="transparent" style:font-name-asian="Ubuntu" style:font-size-asian="14pt" style:font-name-complex="Ubuntu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fo:font-weight="normal" officeooo:paragraph-rsid="0065b2dd" fo:background-color="transparent" style:font-name-asian="Ubuntu" style:font-size-asian="14pt" style:font-name-complex="Ubuntu" style:font-size-complex="14pt"/>
    </style:style>
    <style:style style:name="P6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fo:font-weight="normal" fo:background-color="transparent" style:font-name-asian="Ubuntu" style:font-size-asian="14pt" style:font-name-complex="Ubuntu" style:font-size-complex="14pt"/>
    </style:style>
    <style:style style:name="P7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fo:font-weight="normal" officeooo:paragraph-rsid="00aa8f10" fo:background-color="transparent" style:font-name-asian="Ubuntu" style:font-size-asian="14pt" style:font-name-complex="Ubuntu" style:font-size-complex="14pt"/>
    </style:style>
    <style:style style:name="P8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fo:font-weight="normal" officeooo:paragraph-rsid="00abf761" fo:background-color="transparent" style:font-name-asian="Ubuntu" style:font-size-asian="14pt" style:font-name-complex="Ubuntu" style:font-size-complex="14pt"/>
    </style:style>
    <style:style style:name="P9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fo:font-weight="normal" officeooo:rsid="00556d44" officeooo:paragraph-rsid="006301bd" fo:background-color="transparent" style:font-name-asian="Ubuntu" style:font-size-asian="14pt" style:font-name-complex="Ubuntu" style:font-size-complex="14pt"/>
    </style:style>
    <style:style style:name="P10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fo:font-weight="normal" officeooo:rsid="00556d44" officeooo:paragraph-rsid="00abf761" fo:background-color="transparent" style:font-name-asian="Ubuntu" style:font-size-asian="14pt" style:font-name-complex="Ubuntu" style:font-size-complex="14pt"/>
    </style:style>
    <style:style style:name="P11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fo:font-weight="normal" officeooo:paragraph-rsid="00648d1f" fo:background-color="transparent" style:font-name-asian="Calibri" style:font-size-asian="14pt" style:font-name-complex="Calibri" style:font-size-complex="14pt"/>
    </style:style>
    <style:style style:name="P12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fo:font-weight="normal" officeooo:paragraph-rsid="0065b2dd" fo:background-color="transparent" style:font-name-asian="Calibri" style:font-size-asian="14pt" style:font-name-complex="Calibri" style:font-size-complex="14pt"/>
    </style:style>
    <style:style style:name="P13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fo:font-weight="normal" fo:background-color="transparent" style:font-name-asian="Calibri" style:font-size-asian="14pt" style:font-name-complex="Calibri" style:font-size-complex="14pt"/>
    </style:style>
    <style:style style:name="P14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fo:font-weight="normal" officeooo:paragraph-rsid="00aa8f10" fo:background-color="transparent" style:font-name-asian="Calibri" style:font-size-asian="14pt" style:font-name-complex="Calibri" style:font-size-complex="14pt"/>
    </style:style>
    <style:style style:name="P15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fo:font-weight="normal" officeooo:paragraph-rsid="00abf761" fo:background-color="transparent" style:font-name-asian="Calibri" style:font-size-asian="14pt" style:font-name-complex="Calibri" style:font-size-complex="14pt"/>
    </style:style>
    <style:style style:name="P16" style:family="paragraph" style:parent-style-name="Standard">
      <style:paragraph-properties fo:line-height="115%" fo:text-align="start" style:justify-single-word="false"/>
      <style:text-properties fo:color="#666666" loext:opacity="100%" style:font-name="Ubuntu1" fo:font-size="14pt" officeooo:paragraph-rsid="00648d1f" style:font-size-asian="14pt" style:font-size-complex="14pt"/>
    </style:style>
    <style:style style:name="P17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officeooo:paragraph-rsid="00648d1f" style:font-size-asian="14pt" style:font-size-complex="14pt"/>
    </style:style>
    <style:style style:name="P18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officeooo:paragraph-rsid="008bf592" style:font-size-asian="14pt" style:font-size-complex="14pt"/>
    </style:style>
    <style:style style:name="P19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officeooo:paragraph-rsid="0065b2dd" style:font-size-asian="14pt" style:font-size-complex="14pt"/>
    </style:style>
    <style:style style:name="P20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officeooo:paragraph-rsid="0082c5c9" style:font-size-asian="14pt" style:font-size-complex="14pt"/>
    </style:style>
    <style:style style:name="P21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officeooo:paragraph-rsid="00aa8f10" style:font-size-asian="14pt" style:font-size-complex="14pt"/>
    </style:style>
    <style:style style:name="P22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officeooo:paragraph-rsid="00abf761" style:font-size-asian="14pt" style:font-size-complex="14pt"/>
    </style:style>
    <style:style style:name="P23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officeooo:paragraph-rsid="00913b97" style:font-size-asian="14pt" style:font-size-complex="14pt"/>
    </style:style>
    <style:style style:name="P24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officeooo:paragraph-rsid="00ada233" style:font-size-asian="14pt" style:font-size-complex="14pt"/>
    </style:style>
    <style:style style:name="P25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officeooo:rsid="007e03ba" officeooo:paragraph-rsid="007e03ba" style:font-size-asian="14pt" style:font-size-complex="14pt"/>
    </style:style>
    <style:style style:name="P26" style:family="paragraph" style:parent-style-name="Standard">
      <style:paragraph-properties fo:line-height="100%" fo:text-align="start" style:justify-single-word="false"/>
      <style:text-properties fo:color="#666666" loext:opacity="100%" style:font-name="Ubuntu1" fo:font-size="14pt" officeooo:rsid="007e03ba" officeooo:paragraph-rsid="00ada233" style:font-size-asian="14pt" style:font-size-complex="14pt"/>
    </style:style>
    <style:style style:name="P27" style:family="paragraph" style:parent-style-name="Standard">
      <style:paragraph-properties fo:line-height="100%" fo:text-align="start" style:justify-single-word="false"/>
      <style:text-properties fo:color="#999999" loext:opacity="100%" style:font-name="Ubuntu1" fo:font-size="14pt" fo:font-weight="normal" officeooo:paragraph-rsid="00aa8f10" fo:background-color="transparent" style:font-name-asian="Calibri" style:font-size-asian="14pt" style:font-name-complex="Calibri" style:font-size-complex="14pt"/>
    </style:style>
    <style:style style:name="P28" style:family="paragraph" style:parent-style-name="Standard">
      <style:paragraph-properties fo:line-height="100%" fo:text-align="start" style:justify-single-word="false"/>
      <style:text-properties fo:color="#999999" loext:opacity="100%" style:font-name="Ubuntu1" fo:font-size="14pt" fo:font-weight="normal" officeooo:paragraph-rsid="0084fc35" fo:background-color="transparent" style:font-name-asian="Ubuntu" style:font-size-asian="14pt" style:font-name-complex="Ubuntu" style:font-size-complex="14pt"/>
    </style:style>
    <style:style style:name="P29" style:family="paragraph" style:parent-style-name="Standard">
      <style:paragraph-properties fo:line-height="100%" fo:text-align="start" style:justify-single-word="false"/>
      <style:text-properties fo:color="#999999" loext:opacity="100%" style:font-name="Ubuntu1" fo:font-size="14pt" officeooo:rsid="00913b97" officeooo:paragraph-rsid="00913b97" style:font-size-asian="14pt" style:font-size-complex="14pt"/>
    </style:style>
    <style:style style:name="P30" style:family="paragraph" style:parent-style-name="Standard">
      <style:paragraph-properties fo:line-height="115%" fo:text-align="start" style:justify-single-word="false"/>
      <style:text-properties style:font-name="Ubuntu1" fo:font-size="14pt" officeooo:paragraph-rsid="00648d1f" style:font-size-asian="14pt" style:font-size-complex="14pt"/>
    </style:style>
    <style:style style:name="P31" style:family="paragraph" style:parent-style-name="Standard">
      <style:paragraph-properties fo:line-height="100%" fo:text-align="start" style:justify-single-word="false"/>
      <style:text-properties style:font-name="Ubuntu1" fo:font-size="14pt" officeooo:paragraph-rsid="0084fc35" style:font-size-asian="14pt" style:font-size-complex="14pt"/>
    </style:style>
    <style:style style:name="P32" style:family="paragraph" style:parent-style-name="Standard">
      <style:paragraph-properties fo:line-height="100%" fo:text-align="start" style:justify-single-word="false"/>
      <style:text-properties style:font-name="Ubuntu1" fo:font-size="14pt" officeooo:paragraph-rsid="00aa8f10" style:font-size-asian="14pt" style:font-size-complex="14pt"/>
    </style:style>
    <style:style style:name="P33" style:family="paragraph" style:parent-style-name="Standard">
      <style:paragraph-properties fo:line-height="100%" fo:text-align="start" style:justify-single-word="false"/>
      <style:text-properties style:font-name="Ubuntu1" fo:font-size="14pt" officeooo:paragraph-rsid="00913b97" style:font-size-asian="14pt" style:font-size-complex="14pt"/>
    </style:style>
    <style:style style:name="P34" style:family="paragraph" style:parent-style-name="Standard">
      <style:paragraph-properties fo:line-height="100%" fo:text-align="start" style:justify-single-word="false"/>
      <style:text-properties fo:color="#111111" loext:opacity="100%" style:font-name="Ubuntu1" fo:font-size="14pt" fo:font-weight="normal" officeooo:paragraph-rsid="00648d1f" fo:background-color="transparent" style:font-name-asian="Ubuntu" style:font-size-asian="14pt" style:font-name-complex="Ubuntu" style:font-size-complex="14pt"/>
    </style:style>
    <style:style style:name="P35" style:family="paragraph" style:parent-style-name="Standard">
      <style:paragraph-properties fo:line-height="100%" fo:text-align="start" style:justify-single-word="false"/>
      <style:text-properties fo:color="#111111" loext:opacity="100%" style:font-name="Ubuntu1" fo:font-size="14pt" fo:font-weight="normal" officeooo:paragraph-rsid="00aa8f10" fo:background-color="transparent" style:font-name-asian="Ubuntu" style:font-size-asian="14pt" style:font-name-complex="Ubuntu" style:font-size-complex="14pt"/>
    </style:style>
    <style:style style:name="P36" style:family="paragraph" style:parent-style-name="Standard">
      <style:paragraph-properties fo:line-height="100%" fo:text-align="start" style:justify-single-word="false"/>
      <style:text-properties fo:color="#111111" loext:opacity="100%" style:font-name="Ubuntu1" fo:font-size="14pt" officeooo:paragraph-rsid="0065b2dd" style:font-size-asian="14pt" style:font-size-complex="14pt"/>
    </style:style>
    <style:style style:name="P37" style:family="paragraph" style:parent-style-name="Standard">
      <style:paragraph-properties fo:line-height="100%" fo:text-align="start" style:justify-single-word="false"/>
      <style:text-properties fo:color="#111111" loext:opacity="100%" style:font-name="Ubuntu1" fo:font-size="14pt" officeooo:paragraph-rsid="006301bd" style:font-size-asian="14pt" style:font-size-complex="14pt"/>
    </style:style>
    <style:style style:name="P38" style:family="paragraph" style:parent-style-name="Standard">
      <style:paragraph-properties fo:line-height="100%" fo:text-align="start" style:justify-single-word="false"/>
      <style:text-properties fo:color="#111111" loext:opacity="100%" style:font-name="Ubuntu1" fo:font-size="14pt" officeooo:paragraph-rsid="00abf761" style:font-size-asian="14pt" style:font-size-complex="14pt"/>
    </style:style>
    <style:style style:name="P39" style:family="paragraph" style:parent-style-name="Standard">
      <style:paragraph-properties fo:line-height="100%" fo:text-align="start" style:justify-single-word="false"/>
      <style:text-properties fo:color="#111111" loext:opacity="100%" style:font-name="Ubuntu1" fo:font-size="14pt" officeooo:paragraph-rsid="00913b97" style:font-size-asian="14pt" style:font-size-complex="14pt"/>
    </style:style>
    <style:style style:name="P40" style:family="paragraph" style:parent-style-name="Standard">
      <style:paragraph-properties fo:line-height="100%" fo:text-align="start" style:justify-single-word="false"/>
      <style:text-properties fo:color="#111111" loext:opacity="100%" style:font-name="Ubuntu1" fo:font-size="14pt" officeooo:rsid="007e03ba" officeooo:paragraph-rsid="007e03ba" style:font-size-asian="14pt" style:font-size-complex="14pt"/>
    </style:style>
    <style:style style:name="P41" style:family="paragraph" style:parent-style-name="Standard">
      <style:paragraph-properties fo:line-height="115%" fo:text-align="start" style:justify-single-word="false"/>
      <style:text-properties officeooo:paragraph-rsid="00648d1f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666666" loext:opacity="100%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666666" loext:opacity="100%" officeooo:paragraph-rsid="00af7cda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666666" loext:opacity="100%" style:font-name="Ubuntu1" fo:font-size="14pt" style:font-size-asian="14pt" style:font-size-complex="14pt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666666" loext:opacity="100%" style:text-underline-style="none" fo:font-weight="normal" style:text-underline-mode="continuous" style:text-overline-mode="continuous" style:text-line-through-mode="continuous" fo:background-color="transparent" loext:char-shading-value="0" style:font-name-asian="Ubuntu" style:font-name-complex="Ubuntu"/>
    </style:style>
    <style:style style:name="T4" style:family="text">
      <style:text-properties fo:color="#666666" loext:opacity="100%" style:text-underline-style="none" fo:font-weight="normal" officeooo:rsid="00aa8f10" style:text-underline-mode="continuous" style:text-overline-mode="continuous" style:text-line-through-mode="continuous" fo:background-color="transparent" loext:char-shading-value="0" style:font-name-asian="Ubuntu" style:font-name-complex="Ubuntu"/>
    </style:style>
    <style:style style:name="T5" style:family="text">
      <style:text-properties fo:color="#666666" loext:opacity="100%" fo:font-weight="normal" fo:background-color="transparent" loext:char-shading-value="0" style:font-name-asian="Calibri" style:font-name-complex="Calibri"/>
    </style:style>
    <style:style style:name="T6" style:family="text">
      <style:text-properties fo:color="#666666" loext:opacity="100%" fo:font-weight="normal" officeooo:rsid="00aa8f10" fo:background-color="transparent" loext:char-shading-value="0" style:font-name-asian="Calibri" style:font-name-complex="Calibri"/>
    </style:style>
    <style:style style:name="T7" style:family="text">
      <style:text-properties fo:color="#666666" loext:opacity="100%" fo:font-weight="normal" fo:background-color="transparent" loext:char-shading-value="0" style:font-name-asian="Calibri, sans-serif" style:font-name-complex="Calibri, sans-serif"/>
    </style:style>
    <style:style style:name="T8" style:family="text">
      <style:text-properties fo:color="#666666" loext:opacity="100%" fo:font-weight="normal" officeooo:rsid="00648d1f" fo:background-color="transparent" loext:char-shading-value="0" style:font-name-asian="Calibri, sans-serif" style:font-name-complex="Calibri, sans-serif"/>
    </style:style>
    <style:style style:name="T9" style:family="text">
      <style:text-properties fo:color="#666666" loext:opacity="100%" fo:font-weight="normal" style:font-weight-asian="normal" style:font-weight-complex="normal"/>
    </style:style>
    <style:style style:name="T10" style:family="text">
      <style:text-properties fo:color="#666666" loext:opacity="100%" style:font-name="Ubuntu1"/>
    </style:style>
    <style:style style:name="T11" style:family="text">
      <style:text-properties fo:color="#666666" loext:opacity="100%" style:font-name="Ubuntu1" fo:font-size="14pt" style:font-size-asian="14pt" style:font-size-complex="14pt"/>
    </style:style>
    <style:style style:name="T12" style:family="text">
      <style:text-properties fo:color="#666666" loext:opacity="100%" style:font-name="Ubuntu1" fo:font-size="14pt" officeooo:rsid="00913b97" style:font-size-asian="14pt" style:font-size-complex="14pt"/>
    </style:style>
    <style:style style:name="T13" style:family="text">
      <style:text-properties fo:color="#666666" loext:opacity="100%" style:font-name="Ubuntu1" fo:font-size="14pt" fo:font-weight="normal" fo:background-color="transparent" loext:char-shading-value="0" style:font-name-asian="Ubuntu" style:font-size-asian="14pt" style:font-name-complex="Ubuntu" style:font-size-complex="14pt"/>
    </style:style>
    <style:style style:name="T14" style:family="text">
      <style:text-properties fo:color="#666666" loext:opacity="100%" style:font-name="Ubuntu1" fo:font-size="14pt" fo:font-weight="normal" officeooo:rsid="00aa8f10" fo:background-color="transparent" loext:char-shading-value="0" style:font-name-asian="Ubuntu" style:font-size-asian="14pt" style:font-name-complex="Ubuntu" style:font-size-complex="14pt"/>
    </style:style>
    <style:style style:name="T15" style:family="text">
      <style:text-properties fo:color="#666666" loext:opacity="100%" style:font-name="Ubuntu1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666666" loext:opacity="100%" style:font-name="Ubuntu1" fo:font-size="15pt" style:font-size-asian="14pt" style:font-size-complex="14pt"/>
    </style:style>
    <style:style style:name="T17" style:family="text">
      <style:text-properties fo:color="#666666" loext:opacity="100%" officeooo:rsid="00ada233"/>
    </style:style>
    <style:style style:name="T18" style:family="text">
      <style:text-properties fo:color="#666666" loext:opacity="100%" officeooo:rsid="00af7cda"/>
    </style:style>
    <style:style style:name="T19" style:family="text">
      <style:text-properties fo:font-weight="normal" fo:background-color="transparent" loext:char-shading-value="0" style:font-name-asian="Ubuntu" style:font-name-complex="Ubuntu"/>
    </style:style>
    <style:style style:name="T20" style:family="text">
      <style:text-properties fo:font-weight="normal" officeooo:rsid="00aa8f10" fo:background-color="transparent" loext:char-shading-value="0" style:font-name-asian="Ubuntu" style:font-name-complex="Ubuntu"/>
    </style:style>
    <style:style style:name="T21" style:family="text">
      <style:text-properties fo:font-weight="normal" fo:background-color="transparent" loext:char-shading-value="0" style:font-name-asian="Calibri" style:font-name-complex="Calibri"/>
    </style:style>
    <style:style style:name="T22" style:family="text">
      <style:text-properties fo:font-weight="normal" officeooo:rsid="0065b2dd" fo:background-color="transparent" loext:char-shading-value="0" style:font-name-asian="Calibri" style:font-name-complex="Calibri"/>
    </style:style>
    <style:style style:name="T23" style:family="text">
      <style:text-properties fo:font-weight="normal" officeooo:rsid="00aa8f10" fo:background-color="transparent" loext:char-shading-value="0" style:font-name-asian="Calibri" style:font-name-complex="Calibri"/>
    </style:style>
    <style:style style:name="T24" style:family="text">
      <style:text-properties fo:font-weight="normal" officeooo:rsid="00abf761" fo:background-color="transparent" loext:char-shading-value="0" style:font-name-asian="Calibri" style:font-name-complex="Calibri"/>
    </style:style>
    <style:style style:name="T25" style:family="text">
      <style:text-properties fo:font-weight="normal" fo:background-color="transparent" loext:char-shading-value="0" style:font-name-asian="Segoe UI Symbol" style:font-name-complex="Segoe UI Symbo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-asian="Calibri" style:font-name-complex="Calibri"/>
    </style:style>
    <style:style style:name="T28" style:family="text">
      <style:text-properties style:text-underline-style="none" style:text-underline-mode="continuous" style:text-overline-mode="continuous" style:text-line-through-mode="continuous" style:font-name-asian="Ubuntu" style:font-name-complex="Ubuntu"/>
    </style:style>
    <style:style style:name="T29" style:family="text">
      <style:text-properties officeooo:rsid="006301bd"/>
    </style:style>
    <style:style style:name="T30" style:family="text">
      <style:text-properties officeooo:rsid="00648d1f"/>
    </style:style>
    <style:style style:name="T31" style:family="text">
      <style:text-properties style:font-name-asian="Ubuntu" style:font-name-complex="Ubuntu"/>
    </style:style>
    <style:style style:name="T32" style:family="text">
      <style:text-properties fo:color="#999999" loext:opacity="100%" fo:font-weight="normal" fo:background-color="transparent" loext:char-shading-value="0" style:font-name-asian="Calibri" style:font-name-complex="Calibri"/>
    </style:style>
    <style:style style:name="T33" style:family="text">
      <style:text-properties officeooo:rsid="008bf592"/>
    </style:style>
    <style:style style:name="T34" style:family="text">
      <style:text-properties officeooo:rsid="00913b97"/>
    </style:style>
    <style:style style:name="T35" style:family="text">
      <style:text-properties style:font-name="Ubuntu1"/>
    </style:style>
    <style:style style:name="T36" style:family="text">
      <style:text-properties style:font-name="Ubuntu1" fo:font-size="14pt" style:font-size-asian="14pt" style:font-size-complex="14pt"/>
    </style:style>
    <style:style style:name="T37" style:family="text">
      <style:text-properties style:font-name="Ubuntu1" fo:font-size="14pt" officeooo:rsid="00ada233" style:font-size-asian="14pt" style:font-size-complex="14pt"/>
    </style:style>
    <style:style style:name="T38" style:family="text">
      <style:text-properties style:font-name="Ubuntu1" fo:font-size="14pt" officeooo:rsid="00913b97" style:font-size-asian="14pt" style:font-size-complex="14pt"/>
    </style:style>
    <style:style style:name="T39" style:family="text">
      <style:text-properties style:font-name="Ubuntu1"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Ubuntu1" fo:font-size="14pt" fo:font-weight="normal" style:font-size-asian="14pt" style:font-weight-asian="normal" style:font-size-complex="14pt" style:font-weight-complex="normal"/>
    </style:style>
    <style:style style:name="T41" style:family="text">
      <style:text-properties style:font-name="Ubuntu1" officeooo:rsid="00913b97"/>
    </style:style>
    <style:style style:name="T42" style:family="text">
      <style:text-properties style:font-name="Ubuntu1" officeooo:rsid="00ada233"/>
    </style:style>
    <style:style style:name="T43" style:family="text">
      <style:text-properties fo:color="#111111" loext:opacity="100%" style:text-underline-style="none" style:text-underline-mode="continuous" style:text-overline-mode="continuous" style:text-line-through-mode="continuous" style:font-name-asian="Ubuntu" style:font-name-complex="Ubuntu"/>
    </style:style>
    <style:style style:name="T44" style:family="text">
      <style:text-properties fo:color="#111111" loext:opacity="100%" fo:font-weight="normal" fo:background-color="transparent" loext:char-shading-value="0" style:font-name-asian="Calibri" style:font-name-complex="Calibri"/>
    </style:style>
    <style:style style:name="T45" style:family="text">
      <style:text-properties fo:color="#111111" loext:opacity="100%" fo:font-weight="normal" fo:background-color="transparent" loext:char-shading-value="0" style:font-name-asian="Ubuntu" style:font-name-complex="Ubuntu"/>
    </style:style>
    <style:style style:name="T46" style:family="text">
      <style:text-properties fo:font-size="15pt"/>
    </style:style>
    <style:style style:name="T47" style:family="text">
      <style:text-properties officeooo:rsid="00ada233"/>
    </style:style>
    <style:style style:name="T48" style:family="text">
      <style:text-properties officeooo:rsid="00af7cda"/>
    </style:style>
    <style:style style:name="T49" style:family="text">
      <style:text-properties fo:color="#000000" loext:opacity="100%"/>
    </style:style>
    <style:style style:name="T50" style:family="text">
      <style:text-properties fo:color="#000000" loext:opacity="100%" style:font-name="Ubuntu1"/>
    </style:style>
    <style:style style:name="T51" style:family="text">
      <style:text-properties fo:color="#000000" loext:opacity="100%" style:font-name="Ubuntu1" fo:font-size="14pt" style:font-size-asian="14pt" style:font-size-complex="14pt"/>
    </style:style>
    <style:style style:name="T52" style:family="text">
      <style:text-properties fo:color="#000000" loext:opacity="100%" style:font-name="Ubuntu1" fo:font-size="14pt" fo:font-weight="bold" style:font-size-asian="14pt" style:font-weight-asian="bold" style:font-size-complex="14pt" style:font-weight-complex="bold"/>
    </style:style>
    <style:style style:name="T53" style:family="text">
      <style:text-properties fo:color="#000000" loext:opacity="100%" style:font-name="Ubuntu1"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Кесте1" table:style-name="Кесте1">
        <table:table-column table:style-name="Кесте1.A"/>
        <table:table-row>
          <table:table-cell table:style-name="Кесте1.A1" office:value-type="string">
            <text:p text:style-name="P27"><text:span text:style-name="T28">https://</text:span><text:span text:style-name="T43">smallpdf.com</text:span><text:span text:style-name="T28">/sign-pdf </text:span><text:s/>- Құжатқа online қол қоиыу қосымшасы / приложенйе<text:span text:style-name="T31"> </text:span>для<text:span text:style-name="T31"> </text:span>подписании<text:span text:style-name="T31"> </text:span>документов<text:span text:style-name="T31"> online</text:span></text:p>
            <text:p text:style-name="P31"><text:span text:style-name="T5">https://</text:span><text:span text:style-name="T44">ezsigner.kz</text:span><text:span text:style-name="T32"> – </text:span><text:span text:style-name="T6">електронды құжаттарға қол қоиыу және текскріу қызымет қосымшасы</text:span></text:p>
            <text:p text:style-name="P28"/>
          </table:table-cell>
        </table:table-row>
        <table:table-row>
          <table:table-cell table:style-name="Кесте1.A1" office:value-type="string">
            <text:p text:style-name="P34">Alseco</text:p>
            <text:p text:style-name="P16"><text:span text:style-name="T21">Каза</text:span><text:span text:style-name="T23">қ</text:span><text:span text:style-name="T21">стан</text:span><text:span text:style-name="T19"> 050026 <text:s/></text:span><text:span text:style-name="T21">Алматы </text:span><text:span text:style-name="T23">қаласы</text:span><text:span text:style-name="T19">, </text:span><text:span text:style-name="T21">Байза</text:span><text:span text:style-name="T23">қ көшесі, </text:span><text:span text:style-name="T19"><text:s/>221</text:span><text:span text:style-name="T20">ші үи</text:span><text:span text:style-name="T19">, 5</text:span><text:span text:style-name="T23">қабат</text:span><text:span text:style-name="T19"> </text:span></text:p>
            <text:p text:style-name="P30"><text:span text:style-name="T3">+7 (727) 339 5015 </text:span><text:span text:style-name="T4">тұтынұушылармен баиланыс орталығы</text:span></text:p>
            <text:p text:style-name="P30"><text:span text:style-name="T3">+7 (727) 339 5015 </text:span><text:span text:style-name="T5"><text:s/></text:span><text:span text:style-name="T6">қабылдау</text:span></text:p>
            <text:p text:style-name="P32"><text:span text:style-name="T7"><text:s text:c="17"/>339 5013 </text:span><text:span text:style-name="T8">немесе соңы 14</text:span></text:p>
            <text:p text:style-name="P1"><text:span text:style-name="T14">em</text:span><text:span text:style-name="T13">ail: alseco@alseco.kz</text:span></text:p>
            <text:p text:style-name="P1"><text:span text:style-name="T13"/></text:p>
          </table:table-cell>
        </table:table-row>
        <table:table-row>
          <table:table-cell table:style-name="Кесте1.A1" office:value-type="string">
            <text:p text:style-name="P17"><text:span text:style-name="T19"><text:s/></text:span><text:span text:style-name="T44">Алматы</text:span><text:span text:style-name="T45"> </text:span><text:span text:style-name="T44">жылыу „БАТЫС“</text:span><text:span text:style-name="T19"> <text:s/></text:span><text:span text:style-name="T21">жүиесі орталығы </text:span></text:p>
            <text:p text:style-name="P17"><text:span text:style-name="T19">4-</text:span><text:span text:style-name="T21">Ақсай ықшам ауданы, 51Б <text:s text:c="2"/>Дс–Жм</text:span><text:span text:style-name="T19"> 08:00</text:span><text:span text:style-name="T21">–17:00</text:span></text:p>
            <text:p text:style-name="P7">+7 (727) 341 0530 <text:s/></text:p>
            <text:p text:style-name="P7">+7 (727) 341 0531</text:p>
            <text:p text:style-name="P7">+7701 300 7049 <text:span text:style-name="T33">whatsaap</text:span> <text:s/></text:p>
            <text:p text:style-name="P7">batys@alts.kz</text:p>
            <text:p text:style-name="P4">https: //alts.kz/basty/baylanystar/tqko-boelimder/</text:p>
            <text:p text:style-name="P11"><text:span text:style-name="T21"/></text:p>
          </table:table-cell>
        </table:table-row>
        <table:table-row>
          <table:table-cell table:style-name="Кесте1.A1" office:value-type="string">
            <text:p text:style-name="P21"><text:span text:style-name="T44">Алматы</text:span><text:span text:style-name="T45"> </text:span><text:span text:style-name="T44">су</text:span><text:span text:style-name="T45"> «</text:span><text:span text:style-name="T44">Батыс</text:span><text:span text:style-name="T45">»</text:span><text:span text:style-name="T19"> </text:span><text:span text:style-name="T21">тұтынушыларға қызмет көрсету орталығы (Әуезов және Наурызбай ауд.) Жетісу</text:span><text:span text:style-name="T19">-3 , 37</text:span><text:span text:style-name="T21">үй <text:s/></text:span></text:p>
            <text:p text:style-name="P21"><text:span text:style-name="T21">дүйсенбі-жұма: 08:00-18:00 <text:s text:c="2"/></text:span></text:p>
            <text:p text:style-name="P21"><text:span text:style-name="T19">376-85-04</text:span><text:span text:style-name="T21"> <text:s/></text:span></text:p>
            <text:p text:style-name="P18"><text:span text:style-name="T19">https: //almatysu.kz/?page_id=580&amp;lan=KK <text:s text:c="2"/></text:span><text:span text:style-name="T21">Автобустар</text:span><text:span text:style-name="T19">: 57.85.92.95 </text:span><text:span text:style-name="T21">Троллейбустар</text:span><text:span text:style-name="T19">: 25</text:span></text:p>
            <text:p text:style-name="P21"><text:span text:style-name="T19">230 1846 <text:s text:c="2"/></text:span></text:p>
            <text:p text:style-name="P21"><text:span text:style-name="T19">243 2903 <text:s/></text:span></text:p>
            <text:p text:style-name="P21"><text:span text:style-name="T19">230 1832 </text:span><text:span text:style-name="T21">пакс <text:s text:c="2"/></text:span></text:p>
            <text:p text:style-name="P21"><text:span text:style-name="T21">шұғыл қызметтер РЭУ Қабдолова 30</text:span></text:p>
            <text:p text:style-name="P14"><text:span text:style-name="T31">376 8423 <text:s/></text:span></text:p>
            <text:p text:style-name="P14">кәріз жұиесі - РЭУ Жетысу3 д.37</text:p>
            <text:p text:style-name="P14"/>
          </table:table-cell>
        </table:table-row>
        <table:table-row>
          <table:table-cell table:style-name="Кесте1.A1" office:value-type="string">
            <text:p text:style-name="P17"><text:span text:style-name="T45">«</text:span><text:span text:style-name="T44">АлматыЭнергоСбыт</text:span><text:span text:style-name="T45">»</text:span><text:span text:style-name="T19"> </text:span><text:span text:style-name="T21">ЖШС</text:span><text:span text:style-name="T19">-</text:span><text:span text:style-name="T21">нің 7-АЭЖБ </text:span></text:p>
            <text:p text:style-name="P17"><text:span text:style-name="T21">Жетісу</text:span><text:span text:style-name="T19">-2, 11/1 </text:span><text:span text:style-name="T21">үй <text:s/>Дс</text:span><text:span text:style-name="T19">-</text:span><text:span text:style-name="T21">Жм</text:span><text:span text:style-name="T19"> 09-00-19-00 <text:s text:c="2"/></text:span><text:span text:style-name="T21">Сн</text:span><text:span text:style-name="T19"> 10-00-14-00</text:span></text:p>
            <text:p text:style-name="P17"><text:span text:style-name="T19">265 5875 </text:span><text:span text:style-name="T21">жеке</text:span><text:span text:style-name="T19"> </text:span><text:span text:style-name="T21">тұлғаларға қызмет көрсету үшін</text:span></text:p>
            <text:p text:style-name="P17"><text:span text:style-name="T19">265 5950 </text:span><text:span text:style-name="T21">заңды тұлғаларға қызмет көрсету үшін</text:span></text:p>
            <text:p text:style-name="P21"><text:span text:style-name="T19">356 9999 <text:s/></text:span></text:p>
            <text:p text:style-name="P21"><text:span text:style-name="T19">230 9997 <text:s/></text:span><text:span text:style-name="T21">Контакт</text:span><text:span text:style-name="T19">-</text:span><text:span text:style-name="T21">орталығы анықтама қызметі</text:span></text:p>
            <text:p text:style-name="P4">268 0256 <text:span text:style-name="T30">немесе соңы 51</text:span> avarino-dispether</text:p>
            <text:p text:style-name="P4">https: //esalmaty.kz/kz/contact-center/offices-almaty</text:p>
            <text:p text:style-name="P7"><text:span text:style-name="T27"/></text:p>
          </table:table-cell>
        </table:table-row>
        <table:table-row>
          <table:table-cell table:style-name="Кесте1.A1" office:value-type="string">
            <text:p text:style-name="P35"><text:span text:style-name="T27">алматы</text:span> <text:span text:style-name="T27">қала жарығы</text:span></text:p>
            <text:p text:style-name="P7">300 7541 <text:s/></text:p>
            <text:p text:style-name="P7">+7 771 718 2439 </text:p>
          </table:table-cell>
        </table:table-row>
        <table:table-row>
          <table:table-cell table:style-name="Кесте1.A1" office:value-type="string">
            <text:p text:style-name="P38"><text:span text:style-name="T21">Төтенше жағдайлар министрлігінің Өртке қарсы қызмет комитеті </text:span></text:p>
            <text:p text:style-name="P22"><text:span text:style-name="T21">Байзақ </text:span><text:span text:style-name="T24">көшесі </text:span><text:span text:style-name="T21">300 <text:s text:c="3"/></text:span></text:p>
            <text:p text:style-name="P21"><text:span text:style-name="T19">+7 (727) 274 4104 <text:s text:c="2"/></text:span></text:p>
            <text:p text:style-name="P21"><text:span text:style-name="T19"><text:s text:c="17"/>274 1601 <text:s/></text:span></text:p>
            <text:p text:style-name="P21"><text:span text:style-name="T19"><text:s text:c="17"/>274 1688 </text:span><text:span text:style-name="T21">пакс <text:s text:c="2"/></text:span></text:p>
            <text:p text:style-name="P21"><text:span text:style-name="T21"><text:s text:c="28"/></text:span><text:span text:style-name="T19">112 </text:span><text:span text:style-name="T21">диспетшер</text:span><text:span text:style-name="T19"> <text:s text:c="2"/></text:span></text:p>
            <text:p text:style-name="P21"><text:span text:style-name="T19">dchs_alm@emer.kz</text:span></text:p>
            <text:p text:style-name="P4">https: //www.gov.kz/memleket/entities/emer-almaty/contacts?lang=kk</text:p>
            <text:p text:style-name="P4"/>
          </table:table-cell>
        </table:table-row>
        <table:table-row>
          <table:table-cell table:style-name="Кесте1.A1" office:value-type="string">
            <text:p text:style-name="P37"><text:span text:style-name="T21">Әуез ауданы </text:span><text:span text:style-name="T25">№</text:span><text:span text:style-name="T19">40 </text:span><text:span text:style-name="T21">шы</text:span><text:span text:style-name="T19"> </text:span><text:span text:style-name="T21">политсиа</text:span><text:span text:style-name="T19"> </text:span><text:span text:style-name="T21">бөлімі </text:span></text:p>
            <text:p text:style-name="P15">Ақсай 3а шағынауданы, 42/1 үи. <text:s/></text:p>
            <text:p text:style-name="P15">жұмыс уақыты: 9.00-22.00 <text:s text:c="2"/></text:p>
            <text:p text:style-name="P15"><text:span text:style-name="T31">+7 (727) 298 5302</text:span></text:p>
            <text:p text:style-name="P10">+7 705 432 0010 audan politsiasy <text:span text:style-name="T29">Malik</text:span></text:p>
            <text:p text:style-name="P9">https: //2gis.kz/almaty/firm/70000001035515383?m=76.827972%2C43.236307%2F17.3</text:p>
            <text:p text:style-name="P9"/>
          </table:table-cell>
        </table:table-row>
        <table:table-row>
          <table:table-cell table:style-name="Кесте1.A1" office:value-type="string">
            <text:p text:style-name="P36"><text:span text:style-name="T25">№</text:span><text:span text:style-name="T19">15 </text:span><text:span text:style-name="T21">ші</text:span><text:span text:style-name="T19"> </text:span><text:span text:style-name="T21">қалалық емхана</text:span></text:p>
            <text:p text:style-name="P12">Достық шағ.ауд.,Жайдарман көшесі 17 </text:p>
            <text:p text:style-name="P19"><text:span text:style-name="T19">+7(727)220 8591 Call-</text:span><text:span text:style-name="T21">центр</text:span><text:span text:style-name="T19">: </text:span></text:p>
            <text:p text:style-name="P19"><text:span text:style-name="T19">+7(727)256 2367 </text:span><text:span text:style-name="T21">Бас</text:span><text:span text:style-name="T19"> </text:span><text:span text:style-name="T21">дәрігердің қабылдау бөлмесі </text:span></text:p>
            <text:p text:style-name="P19"><text:span text:style-name="T19">+7(727)220 8591 </text:span><text:span text:style-name="T21">Контакт</text:span><text:span text:style-name="T19">-</text:span><text:span text:style-name="T21">орталығы <text:s text:c="3"/></text:span><text:span text:style-name="T19">gp15@gp15.kz</text:span></text:p>
            <text:p text:style-name="P5">http: //gp15.kz/kk/raspisanie-vrachej/</text:p>
            <text:p text:style-name="P19"><text:span text:style-name="T19">https: //polikliniki.kz/kz/ - </text:span><text:span text:style-name="T21">барлық емханалар</text:span></text:p>
            <text:p text:style-name="P12"/>
            <text:p text:style-name="P20"><text:span text:style-name="T45">„Medline“</text:span><text:span text:style-name="T19"> </text:span><text:span text:style-name="T21">медитсина</text:span><text:span text:style-name="T19"> </text:span><text:span text:style-name="T21">орталығы </text:span></text:p>
            <text:p text:style-name="P22"><text:span text:style-name="T21">Ақсай 3a, 8</text:span><text:span text:style-name="T22">1 </text:span><text:span text:style-name="T21">үи, 1қб. <text:s text:c="2"/></text:span></text:p>
            <text:p text:style-name="P22"><text:span text:style-name="T21">Дұис-жұма 08:00–20:00, <text:s/>сенбі</text:span><text:span text:style-name="T19"> 09:00</text:span><text:span text:style-name="T21">–16:00</text:span></text:p>
            <text:p text:style-name="P8">+7 (727) 381 6933 <text:s text:c="2"/></text:p>
            <text:p text:style-name="P8">+7 (727) 381 6934 <text:s text:c="3"/></text:p>
            <text:p text:style-name="P8"><text:span text:style-name="T27">http: //medline-aksay.kz/kz/</text:span></text:p>
            <text:p text:style-name="P8"><text:span text:style-name="T27"/></text:p>
          </table:table-cell>
        </table:table-row>
        <table:table-row>
          <table:table-cell table:style-name="Кесте1.A10" office:value-type="string">
            <text:h text:style-name="P2" text:outline-level="5">Қазақтелеком</text:h>
            <text:h text:style-name="P3" text:outline-level="5">Алматы қ., Шаляпин көш., 4А </text:h>
            <text:p text:style-name="P42"><text:span text:style-name="T40">Жұмыс күндері: 09:00 – 19:00 <text:s/>Сенбі: 10:00 – 17:00 <text:s text:c="2"/>Жексенбі: Демалыс <text:s text:c="2"/>Мереке күндері: Демалыс </text:span></text:p>
            <text:p text:style-name="P43"><text:span text:style-name="Strong_20_Emphasis"><text:span text:style-name="T40">Барлық сұрақтар бойынша, сондай-ақ:</text:span></text:span></text:p>
            <text:p text:style-name="P42"><text:span text:style-name="Strong_20_Emphasis"><text:span text:style-name="T40">+7 708 000 0160</text:span></text:span><text:span text:style-name="T40"> нөмірі арқылы WhatsApp және Telegram онлайн қызмет көрсету арналарына жүгіне аласыздар. </text:span></text:p>
            <text:p text:style-name="P44"><text:span text:style-name="T26">160 <text:s/></text:span>Тұтынушыларды қолдау орталығы</text:p>
            <text:p text:style-name="P44">165 <text:s/>Орталықтандырылған жөндеу бюросы</text:p>
            <text:p text:style-name="P44">telecom@telecom.kz</text:p>
            <text:p text:style-name="P42"><text:span text:style-name="T40">https://telecom.kz/kk/contacts/list</text:span></text:p>
            <text:p text:style-name="P40"/>
          </table:table-cell>
        </table:table-row>
        <table:table-row>
          <table:table-cell table:style-name="Кесте1.A1" office:value-type="string">
            <text:p text:style-name="P40">Alma tv</text:p>
            <text:p text:style-name="P26">+7 771 300 05 02 </text:p>
            <text:p text:style-name="P26">+7 702 300 05 01 </text:p>
            <text:p text:style-name="P26">+7 701 300 05 01 </text:p>
            <text:p text:style-name="P26">+7 700 300 05 01 </text:p>
            <text:p text:style-name="P26">+7 (727) 300 0501 </text:p>
            <text:p text:style-name="P26">info@almatv.kz</text:p>
            <text:p text:style-name="P26">https://alma.plus/kz/contacts/</text:p>
            <text:p text:style-name="P25"/>
          </table:table-cell>
        </table:table-row>
        <table:table-row>
          <table:table-cell table:style-name="Кесте1.A1" office:value-type="string">
            <text:p text:style-name="P39"><text:span text:style-name="T34">Beeline <text:s/></text:span>КаР-Тел <text:span text:style-name="T47">жшс</text:span></text:p>
            <text:p text:style-name="P23"><text:span text:style-name="T34">116 <text:s text:c="4"/></text:span>Мобильді байланысқа қатысты сұрақтар (тек Beeline нөмірлерінен)</text:p>
            <text:p text:style-name="P23">3131 <text:s text:c="2"/>ТВ мен Үйдегі интернетке қатысты сұрақтар (барлық оператордың нөмірінен)</text:p>
            <text:p text:style-name="P24">+7 (727) 350 0500 <text:s/>қалалық нөмірлері үшін</text:p>
            <text:p text:style-name="P23">+7 (727) 350 0035</text:p>
            <text:p text:style-name="P33"><text:span text:style-name="T17">+</text:span><text:span text:style-name="T1">7 771 333 0055 </text:span><text:span text:style-name="T18">whatsaap</text:span></text:p>
            <text:p text:style-name="P29"/>
          </table:table-cell>
        </table:table-row>
      </table:table>
      <text:p text:style-name="P6"/>
      <text:p text:style-name="P6"/>
      <text:p text:style-name="P6"/>
      <text:p text:style-name="P6"><text:span text:style-name="T21"/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libri, sans-serif" svg:font-family="'Calibri, sans-serif'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/>
    <style:font-face style:name="Times New Roman" svg:font-family="'Times New Roman'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Calibri1" fo:font-size="11pt" fo:language="kk" fo:country="K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kk" fo:country="K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63.999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3T22:41:14.780751667</dc:date>
    <meta:editing-duration>PT11H7M44S</meta:editing-duration>
    <meta:editing-cycles>106</meta:editing-cycles>
    <meta:generator>LibreOffice/24.2.5.2$Linux_X86_64 LibreOffice_project/420$Build-2</meta:generator>
    <meta:document-statistic meta:table-count="1" meta:image-count="0" meta:object-count="0" meta:page-count="1" meta:paragraph-count="86" meta:word-count="385" meta:character-count="3053" meta:non-whitespace-character-count="2570"/>
  </office:meta>
</office:document-meta>
</file>